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paragraph-properties fo:margin-left="0cm" fo:margin-right="1.499cm" fo:text-indent="0cm" style:auto-text-indent="false"/>
    </style:style>
    <style:style style:name="P41" style:family="paragraph" style:parent-style-name="Standard" style:list-style-name="L25"/>
    <style:style style:name="P42" style:family="paragraph" style:parent-style-name="Standard" style:list-style-name="L33"/>
    <style:style style:name="P43" style:family="paragraph" style:parent-style-name="Heading_20_3" style:master-page-name="">
      <style:paragraph-properties style:page-number="auto" fo:break-before="page"/>
    </style:style>
    <style:style style:name="P44" style:family="paragraph" style:parent-style-name="Heading_20_2" style:master-page-name="">
      <style:paragraph-properties style:page-number="auto" fo:break-before="page"/>
    </style:style>
    <style:style style:name="P45" style:family="paragraph" style:parent-style-name="Heading_20_1" style:master-page-name="">
      <style:paragraph-properties style:page-number="auto" fo:break-before="page"/>
    </style:style>
    <style:style style:name="P46" style:family="paragraph" style:parent-style-name="Heading_20_1" style:master-page-name="">
      <style:paragraph-properties style:page-number="auto" fo:break-before="page">
        <style:tab-stops/>
      </style:paragraph-properties>
    </style:style>
    <style:style style:name="P47" style:family="paragraph" style:parent-style-name="Heading_20_1" style:master-page-name="">
      <style:paragraph-properties style:page-number="auto" fo:break-before="auto" fo:break-after="auto"/>
    </style:style>
    <style:style style:name="P48"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list-style-name="L22">
      <style:paragraph-properties fo:margin-left="1.251cm" fo:margin-right="0cm" fo:text-indent="0cm" style:auto-text-indent="false"/>
    </style:style>
    <style:style style:name="P83" style:family="paragraph" style:parent-style-name="Text_20_body" style:list-style-name="L27">
      <style:paragraph-properties fo:margin-left="1.251cm" fo:margin-right="0cm" fo:text-indent="0cm" style:auto-text-indent="false"/>
    </style:style>
    <style:style style:name="P84" style:family="paragraph" style:parent-style-name="Text_20_body" style:list-style-name="L33">
      <style:paragraph-properties fo:margin-left="2.205cm" fo:margin-right="0cm" fo:text-indent="0cm" style:auto-text-indent="false"/>
    </style:style>
    <style:style style:name="P85" style:family="paragraph" style:parent-style-name="Corps_20_de_20_texte.Paragraph" style:list-style-name="L22">
      <style:paragraph-properties fo:margin-left="1.251cm" fo:margin-right="0cm" fo:text-indent="0cm" style:auto-text-indent="fals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WriteYw-0.10.0.oxt&#13;&#13;05.05.2020 15:52:23&#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7-L-0.9.1.oxt&#13;&#13;21.02.2020 21:05:5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tools eExtension : <text:file-name text:display="name">Write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13645950239324564"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021334468151400029" text:style-name="L2">
        <text:list-item>
          <text:p text:style-name="P50">Version 2.1.2 :</text:p>
        </text:list-item>
      </text:list>
      <text:list xml:id="list7312281288589015687" text:style-name="L3">
        <text:list-item>
          <text:list>
            <text:list-item>
              <text:p text:style-name="P51">Localized help : resolved non-functional hyperlink due to API incompatibility introduced by Apache OpenOffice 4.1 (and LibreOffice 4.0).</text:p>
            </text:list-item>
          </text:list>
        </text:list-item>
      </text:list>
      <text:list xml:id="list35735800" text:continue-list="list8021334468151400029" text:style-name="L2">
        <text:list-item>
          <text:p text:style-name="P50">Version 2.1.1 :</text:p>
        </text:list-item>
      </text:list>
      <text:list xml:id="list8791488502544999145"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35751068" text:continue-list="list35735800" text:style-name="L2">
        <text:list-item>
          <text:p text:style-name="P50">Version 2.1.0 :</text:p>
        </text:list-item>
      </text:list>
      <text:list xml:id="list672442948299251549"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35733255" text:continue-list="list35751068" text:style-name="L2">
        <text:list-item>
          <text:p text:style-name="P50">Version 2.0.0 :</text:p>
        </text:list-item>
      </text:list>
      <text:list xml:id="list1146325332395821601"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35740656" text:continue-list="list35733255" text:style-name="L2">
        <text:list-item>
          <text:p text:style-name="P50">Version 1.5.3 :</text:p>
        </text:list-item>
      </text:list>
      <text:list xml:id="list696705733784607803" text:style-name="L7">
        <text:list-item>
          <text:list>
            <text:list-item>
              <text:p text:style-name="P55">Help pages containing an hyperlink to an OpenOffice help page : a macro provides now the address of the page. See explanations at <text:span text:style-name="T8">Page7 : Hyperlinks</text:span>.</text:p>
            </text:list-item>
            <text:list-item>
              <text:p text:style-name="P55">The license examples are purged from the directives for use which are not part of the license itself.</text:p>
            </text:list-item>
            <text:list-item>
              <text:p text:style-name="P55">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563677279617029036" text:style-name="L8">
        <text:list-item>
          <text:p text:style-name="P56">Basic library Standard, Module1 : your instruction inside the Sub myExtension</text:p>
        </text:list-item>
        <text:list-item>
          <text:p text:style-name="P56"><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4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Write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4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876266691674459732"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32225130125993406"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845945564740969355"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8577220349974645" text:style-name="L12">
        <text:list-item text:start-value="1">
          <text:p text:style-name="P60">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105691473099762874"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4189386302058309976"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812397113001044805"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674205825417540585"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069522411603052230" text:style-name="L17">
        <text:list-item>
          <text:p text:style-name="P65">Arg1 : <text:span text:style-name="InstructionMacro">String</text:span> : mandatory, type of control used for the button</text:p>
        </text:list-item>
      </text:list>
      <text:list xml:id="list7535099663583787346"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098689231073558758"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109883619218258982"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905390690544327704"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238168114693773411"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5">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2">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950934592377923722"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404020191299768503"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85201429227437409" text:style-name="L25">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695171707574076153"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951950339901741350" text:style-name="L27">
        <text:list-item>
          <text:p text:style-name="P74">Arg1 : <text:span text:style-name="InstructionMacro">String</text:span> : how to find the update.xml file</text:p>
        </text:list-item>
        <text:list-item>
          <text:p text:style-name="P83"><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3"><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3"><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3"><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344442367351127668"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808377942574676156"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477985533669234862"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162432016831176464"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400482945301413541"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434052354471130946" text:style-name="L33">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4"><text:span text:style-name="InstructionMacro">"Basic"</text:span> : folder containing the Basic Library (code and dialog modules)</text:p>
        </text:list-item>
        <text:list-item>
          <text:p text:style-name="P84"><text:span text:style-name="InstructionMacro">"Dialog"</text:span> : folder containing the Dialog Library (dialog modules only)</text:p>
        </text:list-item>
        <text:list-item>
          <text:p text:style-name="P8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4"><text:span text:style-name="InstructionMacro">"Python"</text:span> : folder containing the python file(s) containing the script(s)</text:p>
        </text:list-item>
        <text:list-item>
          <text:p text:style-name="P8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591996369333895384"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5" text:outline-level="1"><text:bookmark-start text:name="__RefHeading__78142_325084090"/>Data used by extension <text:file-name text:display="name">Write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WriteYw7 - Write document data back to yWriter 7 project. </text:p>
      <text:p text:style-name="P40"><text:soft-page-break/></text:p>
      <text:p text:style-name="descrLang"><text:bookmark-start text:name="__RefHeading__78156_325084090"/>Description de<text:bookmark-end text:name="__RefHeading__78156_325084090"/></text:p>
      <text:p text:style-name="descrText">WriteYw7 - Dokumentdaten in ein yWriter 7-Projekt zurückschreib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785603340914625048" text:style-name="L35">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26277041073620947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6038896762364922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76366408475587297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572641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81466701118654638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65624977034194810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26848610391008958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7</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9</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9</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9</dc:date>
     <text:p>internal</text:p>
     <text:p>Page2</text:p>
     <text:p/>
    </office:annotation>Paragraph styles</text:p>
      <text:p text:style-name="P28"><office:annotation>
     <dc:creator>BM</dc:creator>
     <dc:date>2008-03-13T00:00:00.69</dc:date>
     <text:p>internal</text:p>
     <text:p>Page7</text:p>
     <text:p/>
    </office:annotation>Hyperlinks</text:p>
      <text:p text:style-name="hlp_5f_paragraph"><text:span text:style-name="T14"><office:annotation>
      <dc:creator>BM</dc:creator>
      <dc:date>2008-03-13T00:00:00.69</dc:date>
      <text:p>internal</text:p>
      <text:p>Page3</text:p>
      <text:p/>
     </office:annotation></text:span><text:span text:style-name="T14">Text formatting</text:span></text:p>
      <text:p text:style-name="P28"><office:annotation>
     <dc:creator>BM</dc:creator>
     <dc:date>2008-03-26T00:00:00.6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0</dc:date>
     <text:p>external</text:p>
     <text:p>text/swriter/main0210.xhp</text:p>
     <text:p/>
    </office:annotation><text:span text:style-name="T14">Preview topic</text:span> </text:p>
      <text:p text:style-name="hlp_5f_paragraph">This hyperlink displays <text:s/><office:annotation>
     <dc:creator>BM</dc:creator>
     <dc:date>2008-03-15T00:00:00.7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5726468" text:continue-list="list226277041073620947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5731550" text:continue-list="list3572641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1</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71</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71</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5758821" text:continue-list="list3572646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Write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Write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6" meta:character-count="8183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WriteYw", "0.10.0") ' fill with your values
  setExtensionDescription("en, de")
  setDisplayName("en", "WriteYw - Write document data back to an yWriter project.")
  setDisplayName("de", "WriteYw - Dokumentdaten in ein yWriter-Projekt zurückschreiben.")
  setTooltip("en, de", "en") ' deprecated ! starting from 3.1,use instead setExtensionDescription
endDescription  


beginAnnexes 
  useLibrary("Basic", "WriteYw/")
endAnnexes

beginAddonUI

  beginAddonMenu

    beginMenu
      beginTitles
	    setTitle("WriteYw", "en")
        setTitle("WriteYw", "de")
      endTitles

      beginMenuItems
   
		beginCommand
            beginTitles("Writer")
		 	    setTitle("Save to yWriter format", "en")
		        setTitle("In yWriter-Format speichern", "de")
            endTitles
            setURL("Basic", "WriteYw", "OdtYw", "Main")
			setImage("icons/yWriter")
		endCommand
		
		beginCommand
            beginTitles("Calc")
		 	    setTitle("Save to yWriter format", "en")
		        setTitle("In yWriter-Format speichern", "de")
            endTitles
            setURL("Basic", "WriteYw", "OdsYw", "Main")
			setImage("icons/yWriter")
		endCommand
		
	endMenuItems
  endMenu

endAddonMenu

beginOfficeToolbar

    beginTbTitles("Writer")
      setTitle("Save to yWriter format")
    endTbTitles

		beginButton()
            beginTitles("Writer")
 	   			setTitle("Save to yWriter format", "en")
		    	setTitle("yWriter-Format speichern", "de")
            endTitles
            setURL("Basic", "WriteYw", "OdtYw", "Main")
			setImage("icons/yWriter")
		endButton    

endOfficeToolbar

beginOfficeToolbar
		
    beginTbTitles("Calc")
      setTitle("Save to yWriter format")
    endTbTitles

		beginButton()
            beginTitles("Calc")
 	   			setTitle("Save to yWriter format", "en")
		    	setTitle("yWriter-Format speichern", "de")
            endTitles
            setURL("Basic", "WriteYw", "OdsYw", "Main")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